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,rule</text:p>
          </table:table-cell>
          <table:table-cell office:value-type="float" office:value="3774030" calcext:value-type="float">
            <text:p>3774030</text:p>
          </table:table-cell>
          <table:table-cell office:value-type="float" office:value="4.58451231543237" calcext:value-type="float">
            <text:p>4,58</text:p>
          </table:table-cell>
          <table:table-cell table:formula="of:=(1000000*[.D2])/[.C2]" office:value-type="float" office:value="1.21475248353415" calcext:value-type="float">
            <text:p>1,21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,rule</text:p>
          </table:table-cell>
          <table:table-cell office:value-type="float" office:value="12134958" calcext:value-type="float">
            <text:p>12134958</text:p>
          </table:table-cell>
          <table:table-cell office:value-type="float" office:value="4.58451231543237" calcext:value-type="float">
            <text:p>4,58</text:p>
          </table:table-cell>
          <table:table-cell table:formula="of:=(1000000*[.D3])/[.C3]" office:value-type="float" office:value="0.377793834591959" calcext:value-type="float">
            <text:p>0,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3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0:52:43.7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S</meta:editing-duration>
    <meta:editing-cycles>4</meta:editing-cycles>
    <meta:generator>LibreOffice/5.2.0.4$Windows_x86 LibreOffice_project/066b007f5ebcc236395c7d282ba488bca6720265</meta:generator>
    <dc:date>2016-08-14T10:53:39.930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